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h text:style-name="Heading_20_1" text:outline-level="1"><text:bookmark-start text:name="º-green-drinks-sector-agropecuario-y-cambio-climático-último-gd-del-año"/>58º Green Drinks | Sector Agropecuario y Cambio Climático – Último GD del año<text:bookmark-end text:name="º-green-drinks-sector-agropecuario-y-cambio-climático-último-gd-del-año"/></text:h>
      <text:h text:style-name="Heading_20_6" text:outline-level="6"><text:bookmark-start text:name="por-benjamín-juárez-2019-11-13"/>Por <text:a xlink:type="simple" xlink:href="benjaminjuarezarlt@greendrinkscba.org" office:name=""><text:span text:style-name="Definition">Benjamín Juárez</text:span></text:a> | 2019-11-13<text:bookmark-end text:name="por-benjamín-juárez-2019-11-13"/></text:h>
      <text:p text:style-name="First_20_paragraph">En todo el mundo se siente el peso del cambio climático: emisiones de gases de efecto invernadero superaron en 50% a los valores del año 1990, las catástrofes geofísicas tienen impacto humano y ambiental así como pérdidas económicas para países de ambos hemisferios. Apoyar las regiones más vulnerables es una manera de frenar esta inercia y atender a un número de Objetivos de Desarrollo Sostenible. La magnitud de los cambios solo pueden ser tratados si se opera a <text:a xlink:type="simple" xlink:href="https://www.undp.org/content/undp/es/home/sustainable-development-goals/goal-13-climate-action.html" office:name=""><text:span text:style-name="Definition">escala mundial</text:span></text:a>:</text:p>
      <text:list text:style-name="L1">
        <text:list-item>
          <text:p text:style-name="P1">Las promesas climáticas bajo el Acuerdo de París cubren solo un tercio de las reducciones en las emisiones necesarias para mantener al mundo por debajo de 2°C.</text:p>
        </text:list-item>
        <text:list-item>
          <text:p text:style-name="P1">Solo el sector energético creará alrededor de más de 18 millones de puestos de trabajo para 2030, enfocados específicamente en energía sostenible.</text:p>
        </text:list-item>
        <text:list-item>
          <text:p text:style-name="P1">La energía es el factor que contribuye principalmente al cambio climático y representa alrededor del <text:a xlink:type="simple" xlink:href="https://www.un.org/sustainabledevelopment/es/energy/" office:name=""><text:span text:style-name="Definition">60% de todas las emisiones mundiales</text:span></text:a> de gases de efecto invernadero.</text:p>
        </text:list-item>
        <text:list-item>
          <text:p text:style-name="P1">En 2015, el 17,5% del consumo final de energía fue de energías renovables.</text:p>
        </text:list-item>
      </text:list>
      <text:p text:style-name="First_20_paragraph">Algunas de las <text:a xlink:type="simple" xlink:href="https://www.un.org/sustainabledevelopment/climate-change/" office:name=""><text:span text:style-name="Definition">medidas propuestas por la ONU</text:span></text:a> para mitigar estas limitaciones son:</text:p>
      <text:list text:style-name="L2">
        <text:list-item>
          <text:p text:style-name="P2">Fomentar la adaptación de los pueblos ante los desatres naturales en todos los países</text:p>
        </text:list-item>
        <text:list-item>
          <text:p text:style-name="P2">Integrar las medidas contra el cambio climático en las políticas nacionales, estrategias y planificación</text:p>
        </text:list-item>
        <text:list-item>
          <text:p text:style-name="P2">Mejorar la educación, y el nivel de conocimiento; así como las capacidades institucionales para reducir el impacto</text:p>
        </text:list-item>
      </text:list>
      <text:p text:style-name="First_20_paragraph">Sobre estos temas vamos a estar hablando en este Green Drinks!</text:p>
      <text:h text:style-name="Heading_20_4" text:outline-level="4"><text:bookmark-start text:name="el-próximo-miércoles-13-de-noviembre-de-2000-a-2230-hs-tendrá-lugar-la-58-jornada-de-green.-el-lugar-de-encuentro-será-temple-bar-achával-rodríguez-241-bº-güemes-bajo-la-temática-sector-agropecuario-y-cambio-climático."/>El próximo miércoles 13 de Noviembre, de 20:00 a 22:30 hs, tendrá lugar la 58° jornada de Green. El lugar de encuentro será <text:span text:style-name="T1">Temple Bar</text:span>, Achával Rodríguez 241 Bº Güemes, bajo la temática “Sector Agropecuario y Cambio Climático”.<text:bookmark-end text:name="el-próximo-miércoles-13-de-noviembre-de-2000-a-2230-hs-tendrá-lugar-la-58-jornada-de-green.-el-lugar-de-encuentro-será-temple-bar-achával-rodríguez-241-bº-güemes-bajo-la-temática-sector-agropecuario-y-cambio-climático."/></text:h>
      <text:p text:style-name="First_20_paragraph">En esta oportunidad, estarán presentes la Magister en Ingeniería Ambiental, e Ingeniera Química, Natalia C Venchiarutti; Especialista en Higiene y Seguridad. Se ha despeñado profesionalmente en el área ambiental en Holcim, QuickFood - Marfrig Grup, Ecogas, EDASA – Líder Verde y es miembro de Green Drinks Cba; disertando sobre “Riesgo Agroclimático - Riesgo modelado para Argentina”. También disertará el Técnico Ibrahim Ayoub, Ayudante de Cátedra del Laboratorio de Microbiología de la Facultad de Ciencias Agropecuarias - UNC; quien disertará sobre la temática “Impacto de la Ganadería en el Cambio Climático”.</text:p>
      <text:p text:style-name="Text_20_body">**Las inscripciones pueden realizarse en <text:a xlink:type="simple" xlink:href="https://gd58.eventbrite.com.ar" office:name=""><text:span text:style-name="Definition">LINK</text:span></text:a></text:p>
      <text:p text:style-name="Text_20_body">Por consultas: info@greendrinkscba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19-11-12T01:28:35Z</meta:creation-date>
    <dc:date>2019-11-12T01:28:35Z</dc:date>
  </office:meta>
</office:document-meta>
</file>